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119cm" fo:min-width="0.947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497cm" fo:min-width="1.091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229cm" draw:fill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323cm" fo:min-width="1.478cm"/>
      <style:paragraph-properties style:writing-mode="lr-tb"/>
    </style:style>
    <style:style style:name="gr6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91cm" fo:min-width="1.594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88cm" fo:min-width="2.085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8cm" fo:min-width="1.515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8cm" fo:min-width="0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54cm" fo:min-width="1.846cm" fo:padding-top="0.137cm" fo:padding-bottom="0.137cm" fo:padding-left="0.262cm" fo:padding-right="0.262cm"/>
      <style:paragraph-properties style:writing-mode="lr-tb"/>
    </style:style>
    <style:style style:name="gr13" style:family="graphic" style:parent-style-name="objectwithoutfill">
      <style:graphic-properties draw:marker-end="" draw:marker-end-width="0.229cm" draw:fill="none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613cm" fo:min-width="1.713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434cm" fo:min-width="1.711cm" fo:padding-top="0.137cm" fo:padding-bottom="0.137cm" fo:padding-left="0.262cm" fo:padding-right="0.26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03cm" svg:height="4.525cm" svg:x="8.996cm" svg:y="3.175cm">
          <text:p text:style-name="P1"><text:span text:style-name="T1">c12a</text:span></text:p>
          <text:p text:style-name="P1"><text:span text:style-name="T1">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15cm" svg:height="0.771cm" svg:x="11.358cm" svg:y="3.7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063cm" svg:y="3.676cm">
          <draw:text-box>
            <text:p text:style-name="P3"><text:span text:style-name="T2">c12a.const</text:span></text:p>
          </draw:text-box>
        </draw:frame>
        <draw:line draw:style-name="gr4" draw:text-style-name="P5" draw:layer="layout" svg:x1="10.599cm" svg:y1="4.093cm" svg:x2="11.29cm" svg:y2="4.093cm">
          <text:p/>
        </draw:line>
        <draw:line draw:style-name="gr4" draw:text-style-name="P5" draw:layer="layout" svg:x1="10.605cm" svg:y1="7.391cm" svg:x2="11.296cm" svg:y2="7.391cm">
          <text:p/>
        </draw:line>
        <draw:custom-shape draw:style-name="gr5" draw:text-style-name="P6" draw:layer="layout" svg:width="2.19cm" svg:height="2.785cm" svg:x="13.747cm" svg:y="5.916cm">
          <text:p text:style-name="P6"><text:span text:style-name="T3">generate</text:span></text:p>
          <text:p text:style-name="P6"><text:span text:style-name="T3">c12a</text:span></text:p>
          <text:p text:style-name="P6"><text:span text:style-name="T3">stark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066cm" svg:height="0.569cm" svg:x="10.729cm" svg:y="5.445cm">
          <draw:text-box>
            <text:p text:style-name="P3"><text:span text:style-name="T2">c12a.starkstruct</text:span></text:p>
          </draw:text-box>
        </draw:frame>
        <draw:line draw:style-name="gr4" draw:text-style-name="P5" draw:layer="layout" svg:x1="9.733cm" svg:y1="7.738cm" svg:x2="9.733cm" svg:y2="8.149cm">
          <text:p/>
        </draw:line>
        <draw:custom-shape draw:style-name="gr7" draw:text-style-name="P6" draw:layer="layout" svg:width="2.32cm" svg:height="2.867cm" svg:x="13.651cm" svg:y="2.74cm">
          <text:p text:style-name="P6"><text:span text:style-name="T3">Build</text:span></text:p>
          <text:p text:style-name="P6"><text:span text:style-name="T3">c12a constants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609cm" svg:height="0.462cm" svg:x="5.789cm" svg:y="6.16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13cm" svg:height="0.569cm" svg:x="5.664cm" svg:y="6.116cm">
          <draw:text-box>
            <text:p text:style-name="P3"><text:span text:style-name="T2">zkevm.verifier.r1cs</text:span></text:p>
          </draw:text-box>
        </draw:frame>
        <draw:line draw:style-name="gr4" draw:text-style-name="P5" draw:layer="layout" svg:x1="8.446cm" svg:y1="6.417cm" svg:x2="8.96cm" svg:y2="6.426cm">
          <text:p/>
        </draw:line>
        <draw:custom-shape draw:style-name="gr9" draw:text-style-name="P2" draw:layer="layout" svg:width="2.039cm" svg:height="0.562cm" svg:x="8.716cm" svg:y="8.24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363cm" svg:height="0.63cm" svg:x="8.557cm" svg:y="8.19cm">
          <draw:text-box>
            <text:p text:style-name="P3"><text:span text:style-name="T2">c12a.exec</text:span></text:p>
          </draw:text-box>
        </draw:frame>
        <draw:custom-shape draw:style-name="gr11" draw:text-style-name="P2" draw:layer="layout" svg:width="1.615cm" svg:height="0.771cm" svg:x="11.358cm" svg:y="6.9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015cm" svg:y="6.965cm">
          <draw:text-box>
            <text:p text:style-name="P3"><text:span text:style-name="T2">c12a.pil</text:span></text:p>
          </draw:text-box>
        </draw:frame>
        <draw:custom-shape draw:style-name="gr12" draw:text-style-name="P7" draw:layer="layout" svg:width="2.37cm" svg:height="0.528cm" svg:x="11.057cm" svg:y="5.48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5.952cm" svg:y1="7.517cm" svg:x2="16.466cm" svg:y2="7.526cm">
          <text:p/>
        </draw:line>
        <draw:line draw:style-name="gr4" draw:text-style-name="P5" draw:layer="layout" svg:x1="12.999cm" svg:y1="7.391cm" svg:x2="13.69cm" svg:y2="7.391cm">
          <text:p/>
        </draw:line>
        <draw:line draw:style-name="gr13" draw:text-style-name="P5" draw:layer="layout" svg:x1="13.003cm" svg:y1="4.959cm" svg:x2="13.003cm" svg:y2="5.488cm">
          <text:p/>
        </draw:line>
        <draw:line draw:style-name="gr4" draw:text-style-name="P5" draw:layer="layout" svg:x1="12.993cm" svg:y1="4.091cm" svg:x2="13.651cm" svg:y2="4.091cm">
          <text:p/>
        </draw:line>
        <draw:custom-shape draw:style-name="gr14" draw:text-style-name="P8" draw:layer="layout" svg:width="2.237cm" svg:height="0.887cm" svg:x="16.483cm" svg:y="2.966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798cm" svg:height="1.205cm" svg:x="16.076cm" svg:y="2.799cm">
          <draw:text-box>
            <text:p text:style-name="P3"><text:span text:style-name="T2">c12a.verkey</text:span></text:p>
            <text:p text:style-name="P3"><text:span text:style-name="T2">(constRoot)</text:span></text:p>
          </draw:text-box>
        </draw:frame>
        <draw:line draw:style-name="gr4" draw:text-style-name="P5" draw:layer="layout" svg:x1="15.946cm" svg:y1="3.417cm" svg:x2="16.46cm" svg:y2="3.426cm">
          <text:p/>
        </draw:line>
        <draw:custom-shape draw:style-name="gr16" draw:text-style-name="P2" draw:layer="layout" svg:width="2.235cm" svg:height="0.708cm" svg:x="16.477cm" svg:y="4.34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66cm" svg:height="0.887cm" svg:x="16.346cm" svg:y="4.253cm">
          <draw:text-box>
            <text:p text:style-name="P3"><text:span text:style-name="T2">c12a.constTree</text:span></text:p>
          </draw:text-box>
        </draw:frame>
        <draw:line draw:style-name="gr4" draw:text-style-name="P5" draw:layer="layout" svg:x1="15.94cm" svg:y1="4.717cm" svg:x2="16.454cm" svg:y2="4.726cm">
          <text:p/>
        </draw:line>
        <draw:line draw:style-name="gr4" draw:text-style-name="P5" draw:layer="layout" svg:x1="12.987cm" svg:y1="4.959cm" svg:x2="13.678cm" svg:y2="4.959cm">
          <text:p/>
        </draw:line>
        <draw:line draw:style-name="gr4" draw:text-style-name="P5" draw:layer="layout" svg:x1="13.021cm" svg:y1="6.547cm" svg:x2="13.712cm" svg:y2="6.547cm">
          <text:p/>
        </draw:line>
        <draw:line draw:style-name="gr13" draw:text-style-name="P5" draw:layer="layout" svg:x1="13.035cm" svg:y1="6.036cm" svg:x2="13.035cm" svg:y2="6.565cm">
          <text:p/>
        </draw:line>
        <draw:custom-shape draw:style-name="gr16" draw:text-style-name="P2" draw:layer="layout" svg:width="2.235cm" svg:height="0.708cm" svg:x="16.477cm" svg:y="7.14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66cm" svg:height="0.887cm" svg:x="16.346cm" svg:y="7.054cm">
          <draw:text-box>
            <text:p text:style-name="P3"><text:span text:style-name="T2">c12a.starkinfo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8M3S</meta:editing-duration>
    <meta:editing-cycles>36</meta:editing-cycles>
    <meta:generator>LibreOffice/7.3.7.2$Linux_X86_64 LibreOffice_project/30$Build-2</meta:generator>
    <dc:date>2023-01-17T22:10:24.106449973</dc:date>
    <meta:document-statistic meta:object-count="55"/>
  </office:meta>
</office:document-meta>
</file>